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Heading_20_2">
      <style:text-properties officeooo:paragraph-rsid="069bde80"/>
    </style:style>
    <style:style style:name="P5" style:family="paragraph" style:parent-style-name="Heading_20_2">
      <style:text-properties officeooo:paragraph-rsid="06a096ae"/>
    </style:style>
    <style:style style:name="P6" style:family="paragraph" style:parent-style-name="Heading_20_2">
      <style:text-properties officeooo:paragraph-rsid="06853da4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Text_20_body">
      <style:paragraph-properties fo:line-height="100%"/>
      <style:text-properties officeooo:rsid="04af6545" officeooo:paragraph-rsid="06674392"/>
    </style:style>
    <style:style style:name="P9" style:family="paragraph" style:parent-style-name="Text_20_body">
      <style:text-properties style:font-name="Monospace" officeooo:rsid="069bde80" officeooo:paragraph-rsid="06ac5f16" style:font-size-asian="10.5pt" style:font-name-complex="David CLM" style:font-weight-complex="normal"/>
    </style:style>
    <style:style style:name="P10" style:family="paragraph" style:parent-style-name="Text_20_body">
      <style:text-properties officeooo:rsid="06d96135" officeooo:paragraph-rsid="06d96135"/>
    </style:style>
    <style:style style:name="P11" style:family="paragraph" style:parent-style-name="Standard">
      <style:text-properties officeooo:paragraph-rsid="06c639e7"/>
    </style:style>
    <style:style style:name="P12" style:family="paragraph" style:parent-style-name="Standard">
      <style:text-properties officeooo:paragraph-rsid="06ca6841"/>
    </style:style>
    <style:style style:name="P13" style:family="paragraph" style:parent-style-name="Standard">
      <style:text-properties officeooo:paragraph-rsid="06cd4ee8"/>
    </style:style>
    <style:style style:name="P14" style:family="paragraph" style:parent-style-name="Standard">
      <style:text-properties officeooo:paragraph-rsid="06d04e61"/>
    </style:style>
    <style:style style:name="P15" style:family="paragraph" style:parent-style-name="Standard">
      <style:text-properties officeooo:paragraph-rsid="06dff161"/>
    </style:style>
    <style:style style:name="P16" style:family="paragraph" style:parent-style-name="Standard">
      <style:text-properties officeooo:paragraph-rsid="06e350b0"/>
    </style:style>
    <style:style style:name="P17" style:family="paragraph" style:parent-style-name="Standard">
      <style:text-properties officeooo:rsid="06e350b0" officeooo:paragraph-rsid="06e350b0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6d96135" officeooo:paragraph-rsid="06d96135"/>
    </style:style>
    <style:style style:name="P19" style:family="paragraph" style:parent-style-name="בולט">
      <style:paragraph-properties fo:margin-left="0in" fo:margin-right="0in" fo:text-indent="0in" style:auto-text-indent="false"/>
      <style:text-properties officeooo:paragraph-rsid="06ca6841"/>
    </style:style>
    <style:style style:name="P20" style:family="paragraph" style:parent-style-name="חצי_20_שורה">
      <style:text-properties officeooo:paragraph-rsid="06d04e61"/>
    </style:style>
    <style:style style:name="P21" style:family="paragraph" style:parent-style-name="Standard">
      <style:text-properties style:font-name="Monospace" fo:language="en" fo:country="US" officeooo:rsid="0695d5d1" officeooo:paragraph-rsid="06c639e7" style:font-size-asian="10.5pt" style:font-name-complex="David CLM" style:font-weight-complex="normal"/>
    </style:style>
    <style:style style:name="P22" style:family="paragraph" style:parent-style-name="Standard">
      <style:text-properties style:font-name="Monospace" fo:language="en" fo:country="US" officeooo:rsid="0695d5d1" officeooo:paragraph-rsid="06cd4ee8" style:font-size-asian="10.5pt" style:font-name-complex="David CLM" style:font-weight-complex="normal"/>
    </style:style>
    <style:style style:name="P23" style:family="paragraph" style:parent-style-name="Standard">
      <style:text-properties style:font-name="Monospace" officeooo:rsid="06b14e7b" officeooo:paragraph-rsid="06d04e61" style:font-size-asian="10.5pt" style:font-name-complex="David CLM" style:font-weight-complex="normal"/>
    </style:style>
    <style:style style:name="P24" style:family="paragraph" style:parent-style-name="Text_20_body">
      <style:text-properties style:font-name="Monospace" officeooo:rsid="06b14e7b" officeooo:paragraph-rsid="06b14e7b" style:font-size-asian="10.5pt" style:font-name-complex="David CLM" style:font-weight-complex="normal"/>
    </style:style>
    <style:style style:name="P25" style:family="paragraph" style:parent-style-name="Heading_20_1">
      <style:paragraph-properties fo:line-height="100%"/>
      <style:text-properties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style:font-name="Monospace" fo:font-size="12pt" fo:font-style="normal" fo:font-weight="normal" officeooo:rsid="06c639e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style:font-name="Monospace" fo:font-size="12pt" fo:font-style="normal" fo:font-weight="normal" officeooo:rsid="06ca68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style:font-name="Monospace" style:font-size-asian="10.5pt" style:font-name-complex="David CLM" style:font-weight-complex="normal"/>
    </style:style>
    <style:style style:name="T13" style:family="text">
      <style:text-properties style:font-name="Monospace" officeooo:rsid="068311cf" style:font-size-asian="10.5pt" style:font-name-complex="David CLM" style:font-weight-complex="normal"/>
    </style:style>
    <style:style style:name="T14" style:family="text">
      <style:text-properties style:font-name="Monospace" officeooo:rsid="06ab7e90" style:font-size-asian="10.5pt" style:font-name-complex="David CLM" style:font-weight-complex="normal"/>
    </style:style>
    <style:style style:name="T15" style:family="text">
      <style:text-properties style:font-name="Monospace" officeooo:rsid="06e30a42" style:font-size-asian="10.5pt" style:font-name-complex="David CLM" style:font-weight-complex="normal"/>
    </style:style>
    <style:style style:name="T16" style:family="text">
      <style:text-properties style:font-name="Monospace" officeooo:rsid="06e350b0" style:font-size-asian="10.5pt" style:font-name-complex="David CLM" style:font-weight-complex="normal"/>
    </style:style>
    <style:style style:name="T17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18" style:family="text">
      <style:text-properties style:font-name="Monospace" fo:language="en" fo:country="US" officeooo:rsid="06cd4ee8" style:font-size-asian="10.5pt" style:font-name-complex="David CLM" style:font-weight-complex="normal"/>
    </style:style>
    <style:style style:name="T19" style:family="text">
      <style:text-properties officeooo:rsid="04af6545"/>
    </style:style>
    <style:style style:name="T20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21" style:family="text">
      <style:text-properties officeooo:rsid="06d04e61"/>
    </style:style>
    <style:style style:name="T22" style:family="text">
      <style:text-properties officeooo:rsid="06e0e1b0"/>
    </style:style>
    <style:style style:name="T23" style:family="text">
      <style:text-properties officeooo:rsid="06e496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1">מטלה</text:span><text:span text:style-name="T19"> –</text:span><text:span text:style-name="T2"> חלוק</text:span><text:span text:style-name="T20">ה מיטבית של</text:span><text:span text:style-name="T2"> חפצים בדידים - </text:span><text:span text:style-name="T23">טיוטה</text:span></text:h>
      <text:p text:style-name="P8">יש לענות על שאלה אחת לבחירתכם. <text:s/><text:span text:style-name="T4">שאלות המסומנות בכוכבית (*) מזכות בניקוד כפול.</text:span></text:p>
      <text:p text:style-name="P8"/>
      <text:p text:style-name="P3"><text:span text:style-name="T5">שאלה </text:span><text:span text:style-name="T3">1: </text:span><text:span text:style-name="T9">תיכנות ליניארי בשלמים</text:span></text:p>
      <text:p text:style-name="P11">כתבו תוכניות ליניאריות בשלמים לפתרון הבעיות הבאות:</text:p>
      <text:p text:style-name="P11">א. בדיקה האם קיימת חלוקה ללא־קנאה.</text:p>
      <text:p text:style-name="P21">ב. בדיקה האם קיימת חלוקה פרופורציונלית לשחקנים עם זכויות שונות.</text:p>
      <text:p text:style-name="P13"><text:span text:style-name="T17">ג. </text:span><text:span text:style-name="T18">מציאת חלוקה הממקסמת את סכום ערכי השחקנים, מבין כל החלוקות הפרופורציונליות.</text:span></text:p>
      <text:p text:style-name="P22"/>
      <text:p text:style-name="P6">שאלה <text:span text:style-name="T6">2</text:span>: <text:span text:style-name="T10">חיפוש במרחב המצבים</text:span></text:p>
      <text:p text:style-name="P12">כתבו אלגוריתמי חיפוש במרחב המצבים לפתרון הבעיות הבאות:</text:p>
      <text:p text:style-name="P19">א. בדיקה האם קיימת חלוקה ללא־קנאה.</text:p>
      <text:p text:style-name="P19">ב. בדיקה האם קיימת חלוקה פרופורציונלית לשחקנים עם זכויות שונות.</text:p>
      <text:p text:style-name="P13"><text:span text:style-name="T17">ג. </text:span><text:span text:style-name="T18">מציאת חלוקה הממקסמת את סכום ערכי השחקנים, מבין כל החלוקות הפרופורציונליות.</text:span></text:p>
      <text:p text:style-name="P15">תארו את וקטורי־המצב ואת כללי־הגיזום. </text:p>
      <text:p text:style-name="P15">* <text:span text:style-name="T22">ד. </text:span>חשבו את סיבוכיות זמן־הריצה של האלגוריתמי<text:span text:style-name="T22">ם שכתבתם.</text:span></text:p>
      <text:p text:style-name="P12"/>
      <text:p text:style-name="P4">* שאלה <text:span text:style-name="T11">3</text:span>: <text:span text:style-name="T21">חלוקה אגליטרית של חפצים בדידים</text:span></text:p>
      <text:p text:style-name="P14">א. הוכיחו, שבעיית חישוב חלוקה אגליטרית <text:span text:style-name="T21">של חפצים בדידים </text:span>היא NP‏־קשה.</text:p>
      <text:p text:style-name="P20"/>
      <text:p text:style-name="P14">ב. תארו אלגוריתם לחישוב חלוקה אגליטרית בעזרת תיכנות ליניארי בשלמים.</text:p>
      <text:p text:style-name="P20"/>
      <text:p text:style-name="P23">ג. תארו אלגוריתם חיפוש במרחב המצבים לחישוב חלוקה אגליטרית..</text:p>
      <text:p text:style-name="P24"/>
      <text:p text:style-name="P7">* שאלה <text:span text:style-name="T7">4</text:span>: <text:span text:style-name="T14"><text:s/></text:span></text:p>
      <text:p text:style-name="P10">הוכיחו: יחס הקירוב של אלגוריתם הרשימה בחלוקה ל-n שחקנים הוא לכל היותר:</text:p>
      <text:p text:style-name="P18">2 – 1/n</text:p>
      <text:p text:style-name="P9"/>
      <text:p text:style-name="P5">* שאלה <text:span text:style-name="T8">5</text:span>: </text:p>
      <text:p text:style-name="P16"><text:span text:style-name="T15">הוכיחו, שלכל n, </text:span><text:span text:style-name="T16">קיימת</text:span><text:span text:style-name="T13"> בעיית חלוקת מטלות עם n שחקנים, שבה הערך האגליטרי המיטבי הוא:</text:span></text:p>
      <text:p text:style-name="P16"><text:span text:style-name="T13">3n, אבל הערך האגליטרי של החלוקה המוחזרת ע"י </text:span><text:span text:style-name="T16">האלגוריתם החמדני</text:span><text:span text:style-name="T13"> הוא</text:span><text:span text:style-name="T16">: </text:span><text:span text:style-name="T13">(4n–1).</text:span></text:p>
      <text:p text:style-name="P17"><text:span text:style-name="T13">(</text:span><text:span text:style-name="T12">רמז: בהרצאה ראינו דוגמה עבור n=4, נסו להכליל את הדוגמה לכל 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0-20T08:11:41.382555089</dc:date>
    <meta:editing-duration>P12DT1H45M11S</meta:editing-duration>
    <meta:editing-cycles>1579</meta:editing-cycles>
    <dc:creator>Erel Segal-Halevi</dc:creator>
    <meta:document-statistic meta:table-count="0" meta:image-count="0" meta:object-count="0" meta:page-count="1" meta:paragraph-count="27" meta:word-count="221" meta:character-count="1289" meta:non-whitespace-character-count="1089"/>
  </office:meta>
</office:document-meta>
</file>